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atrimonio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3"/>
          <table:table-cell table:style-name="ce100"/>
          <table:table-cell table:style-name="ce121"/>
          <table:table-cell table:style-name="ce125"/>
          <table:table-cell table:style-name="ce19"/>
          <table:table-cell table:style-name="ce138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1.01.01" calcext:value-type="string">
            <text:p><text:s/>3.1.01.01 </text:p>
          </table:table-cell>
          <table:table-cell table:style-name="ce31" office:value-type="string" office:string-value="Capital Social" calcext:value-type="string">
            <text:p><text:s/>Capital Social </text:p>
          </table:table-cell>
          <table:table-cell table:style-name="ce26"/>
          <table:table-cell table:style-name="ce101" office:value-type="float" office:value="4068199" calcext:value-type="float">
            <text:p>4,068,199</text:p>
          </table:table-cell>
          <table:table-cell table:style-name="ce114"/>
          <table:table-cell table:style-name="ce102"/>
          <table:table-cell table:style-name="ce122" table:formula="of:=[.D10]+[.E10]-[.F10]" office:value-type="float" office:value="4068199" calcext:value-type="float">
            <text:p>4,068,199</text:p>
          </table:table-cell>
          <table:table-cell table:style-name="ce10" office:value-type="string" office:string-value="3.1.01.01" calcext:value-type="string">
            <text:p><text:s/>3.1.01.01 </text:p>
          </table:table-cell>
          <table:table-cell table:style-name="ce31" office:value-type="string" office:string-value="Capital Social" calcext:value-type="string">
            <text:p><text:s/>Capital Social </text:p>
          </table:table-cell>
          <table:table-cell table:style-name="ce140" office:value-type="float" office:value="3661400" calcext:value-type="float">
            <text:p>3,661,400</text:p>
          </table:table-cell>
          <table:table-cell table:style-name="ce155" table:formula="of:=+[.G10]-[.J10]" office:value-type="float" office:value="406799" calcext:value-type="float">
            <text:p>406799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1.01.02" calcext:value-type="string">
            <text:p><text:s/>3.1.01.02 </text:p>
          </table:table-cell>
          <table:table-cell table:style-name="ce31" office:value-type="string" office:string-value="Aporte para Futuras Capitalizaciones" calcext:value-type="string">
            <text:p><text:s/>Aporte para Futuras Capitalizaciones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 office:value-type="string" office:string-value="3.1.01.02" calcext:value-type="string">
            <text:p><text:s/>3.1.01.02 </text:p>
          </table:table-cell>
          <table:table-cell table:style-name="ce31" office:value-type="string" office:string-value="Aporte para Futuras Capitalizaciones" calcext:value-type="string">
            <text:p><text:s/>Aporte para Futuras Capitalizaciones </text:p>
          </table:table-cell>
          <table:table-cell table:style-name="ce102" office:value-type="float" office:value="406799.86" calcext:value-type="float">
            <text:p>406,800</text:p>
          </table:table-cell>
          <table:table-cell table:style-name="ce155" table:formula="of:=+[.G11]-[.J11]" office:value-type="float" office:value="-406799.86" calcext:value-type="float">
            <text:p>(40680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3.03.01" calcext:value-type="string">
            <text:p><text:s/>3.3.03.01 </text:p>
          </table:table-cell>
          <table:table-cell table:style-name="ce31" office:value-type="string" office:string-value="Reserva para Aplicación de NIIF" calcext:value-type="string">
            <text:p><text:s/>Reserva para Aplicación de NIIF </text:p>
          </table:table-cell>
          <table:table-cell table:style-name="ce34"/>
          <table:table-cell table:style-name="ce102" office:value-type="float" office:value="-56932.01" calcext:value-type="float">
            <text:p>-56,932</text:p>
          </table:table-cell>
          <table:table-cell table:style-name="ce114"/>
          <table:table-cell table:style-name="ce102"/>
          <table:table-cell table:style-name="ce122" table:formula="of:=[.D12]+[.E12]-[.F12]" office:value-type="float" office:value="-56932.01" calcext:value-type="float">
            <text:p>-56,932</text:p>
          </table:table-cell>
          <table:table-cell table:style-name="ce10" office:value-type="string" office:string-value="3.3.03.01" calcext:value-type="string">
            <text:p><text:s/>3.3.03.01 </text:p>
          </table:table-cell>
          <table:table-cell table:style-name="ce31" office:value-type="string" office:string-value="Reserva para Aplicación de NIIF" calcext:value-type="string">
            <text:p><text:s/>Reserva para Aplicación de NIIF </text:p>
          </table:table-cell>
          <table:table-cell table:style-name="ce102" office:value-type="float" office:value="-56932.01" calcext:value-type="float">
            <text:p>-56,932</text:p>
          </table:table-cell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2.01.01" calcext:value-type="string">
            <text:p><text:s/>3.2.01.01 </text:p>
          </table:table-cell>
          <table:table-cell table:style-name="ce31" office:value-type="string" office:string-value="Reserva Legal" calcext:value-type="string">
            <text:p><text:s/>Reserva Legal </text:p>
          </table:table-cell>
          <table:table-cell table:style-name="ce34"/>
          <table:table-cell table:style-name="ce102" office:value-type="float" office:value="119574.17" calcext:value-type="float">
            <text:p>119,574</text:p>
          </table:table-cell>
          <table:table-cell table:style-name="ce114"/>
          <table:table-cell table:style-name="ce102"/>
          <table:table-cell table:style-name="ce122" table:formula="of:=[.D13]+[.E13]-[.F13]" office:value-type="float" office:value="119574.17" calcext:value-type="float">
            <text:p>119,574</text:p>
          </table:table-cell>
          <table:table-cell table:style-name="ce10" office:value-type="string" office:string-value="3.2.01.01" calcext:value-type="string">
            <text:p><text:s/>3.2.01.01 </text:p>
          </table:table-cell>
          <table:table-cell table:style-name="ce31" office:value-type="string" office:string-value="Reserva Legal" calcext:value-type="string">
            <text:p><text:s/>Reserva Legal </text:p>
          </table:table-cell>
          <table:table-cell table:style-name="ce102" office:value-type="float" office:value="104043.49" calcext:value-type="float">
            <text:p>104,043</text:p>
          </table:table-cell>
          <table:table-cell table:style-name="ce155" table:formula="of:=+[.G13]-[.J13]" office:value-type="float" office:value="15530.68" calcext:value-type="float">
            <text:p>15531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3.01" calcext:value-type="string">
            <text:p><text:s/>3.3.01 </text:p>
          </table:table-cell>
          <table:table-cell table:style-name="ce31" office:value-type="string" office:string-value="Utilidad/Perdida Acumuladas" calcext:value-type="string">
            <text:p><text:s/>Utilidad/Perdida Acumuladas </text:p>
          </table:table-cell>
          <table:table-cell table:style-name="ce34"/>
          <table:table-cell table:style-name="ce102" office:value-type="float" office:value="-3833498.64" calcext:value-type="float">
            <text:p>-3,833,499</text:p>
          </table:table-cell>
          <table:table-cell table:style-name="ce114"/>
          <table:table-cell table:style-name="ce102"/>
          <table:table-cell table:style-name="ce122" table:formula="of:=[.D14]+[.E14]-[.F14]" office:value-type="float" office:value="-3833498.64" calcext:value-type="float">
            <text:p>-3,833,499</text:p>
          </table:table-cell>
          <table:table-cell table:style-name="ce10" office:value-type="string" office:string-value="3.3.01" calcext:value-type="string">
            <text:p><text:s/>3.3.01 </text:p>
          </table:table-cell>
          <table:table-cell table:style-name="ce31" office:value-type="string" office:string-value="Utilidad/Perdida Acumuladas" calcext:value-type="string">
            <text:p><text:s/>Utilidad/Perdida Acumuladas </text:p>
          </table:table-cell>
          <table:table-cell table:style-name="ce102" office:value-type="float" office:value="-3922538.48" calcext:value-type="float">
            <text:p>-3,922,538</text:p>
          </table:table-cell>
          <table:table-cell table:style-name="ce155" table:formula="of:=+[.G14]-[.J14]" office:value-type="float" office:value="89039.8399999999" calcext:value-type="float">
            <text:p>89040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4.01" calcext:value-type="string">
            <text:p><text:s/>3.4.01 </text:p>
          </table:table-cell>
          <table:table-cell table:style-name="ce31" office:value-type="string" office:string-value="Superavit por Revaluación P.P.E." calcext:value-type="string">
            <text:p><text:s/>Superavit por Revaluación P.P.E. </text:p>
          </table:table-cell>
          <table:table-cell table:style-name="ce34"/>
          <table:table-cell table:style-name="ce102" office:value-type="float" office:value="202047.26" calcext:value-type="float">
            <text:p>202,047</text:p>
          </table:table-cell>
          <table:table-cell table:style-name="ce114"/>
          <table:table-cell table:style-name="ce102"/>
          <table:table-cell table:style-name="ce122" table:formula="of:=[.D15]+[.E15]-[.F15]" office:value-type="float" office:value="202047.26" calcext:value-type="float">
            <text:p>202,047</text:p>
          </table:table-cell>
          <table:table-cell table:style-name="ce10" office:value-type="string" office:string-value="3.4.01" calcext:value-type="string">
            <text:p><text:s/>3.4.01 </text:p>
          </table:table-cell>
          <table:table-cell table:style-name="ce31" office:value-type="string" office:string-value="Superavit por Revaluación P.P.E." calcext:value-type="string">
            <text:p><text:s/>Superavit por Revaluación P.P.E. </text:p>
          </table:table-cell>
          <table:table-cell table:style-name="ce102" office:value-type="float" office:value="202047.26" calcext:value-type="float">
            <text:p>202,047</text:p>
          </table:table-cell>
          <table:table-cell table:style-name="ce155" table:formula="of:=+[.G15]-[.J15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.4.01.01" calcext:value-type="string">
            <text:p><text:s/>3.4.01.01 </text:p>
          </table:table-cell>
          <table:table-cell table:style-name="ce31" office:value-type="string" office:string-value="Utilidades Retenidas" calcext:value-type="string">
            <text:p><text:s/>Utilidades Retenidas </text:p>
          </table:table-cell>
          <table:table-cell table:style-name="ce34"/>
          <table:table-cell table:style-name="ce102" office:value-type="float" office:value="214692.86" calcext:value-type="float">
            <text:p>214,693</text:p>
          </table:table-cell>
          <table:table-cell table:style-name="ce114"/>
          <table:table-cell table:style-name="ce102"/>
          <table:table-cell table:style-name="ce122" table:formula="of:=[.D16]+[.E16]-[.F16]" office:value-type="float" office:value="214692.86" calcext:value-type="float">
            <text:p>214,693</text:p>
          </table:table-cell>
          <table:table-cell table:style-name="ce10" office:value-type="string" office:string-value="3.4.01.01" calcext:value-type="string">
            <text:p><text:s/>3.4.01.01 </text:p>
          </table:table-cell>
          <table:table-cell table:style-name="ce31" office:value-type="string" office:string-value="Utilidades Retenidas" calcext:value-type="string">
            <text:p><text:s/>Utilidades Retenidas </text:p>
          </table:table-cell>
          <table:table-cell table:style-name="ce102" office:value-type="float" office:value="229706.02" calcext:value-type="float">
            <text:p>229,706</text:p>
          </table:table-cell>
          <table:table-cell table:style-name="ce155" table:formula="of:=+[.G16]-[.J16]" office:value-type="float" office:value="-15013.16" calcext:value-type="float">
            <text:p>(1501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3"/>
          <table:table-cell table:style-name="ce126"/>
          <table:table-cell table:style-name="ce40"/>
          <table:table-cell table:style-name="ce141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7])" office:value-type="float" office:value="714082.64" calcext:value-type="float">
            <text:p>714,083</text:p>
          </table:table-cell>
          <table:table-cell table:style-name="ce104" table:formula="of:=SUM([.E9:.E17])" office:value-type="float" office:value="0" calcext:value-type="float">
            <text:p>0</text:p>
          </table:table-cell>
          <table:table-cell table:style-name="ce104" table:formula="of:=SUM([.F9:.F17])" office:value-type="float" office:value="0" calcext:value-type="float">
            <text:p>0</text:p>
          </table:table-cell>
          <table:table-cell table:style-name="ce104" table:formula="of:=SUM([.G9:.G17])" office:value-type="float" office:value="714082.64" calcext:value-type="float">
            <text:p>714,083</text:p>
          </table:table-cell>
          <table:table-cell table:style-name="ce43" table:number-columns-repeated="2"/>
          <table:table-cell table:style-name="ce104" table:formula="of:=SUM([.J9:.J17])" office:value-type="float" office:value="624526.14" calcext:value-type="float">
            <text:p>624,526</text:p>
          </table:table-cell>
          <table:table-cell table:style-name="ce157" table:formula="of:=SUM([.K9:.K11])" office:value-type="float" office:value="-0.85999999998603" calcext:value-type="float">
            <text:p>(1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7"/>
          <table:table-cell table:style-name="ce117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Capital Social</text:p>
          </table:table-cell>
          <table:table-cell table:style-name="ce57"/>
          <table:table-cell table:style-name="ce108" table:formula="of:=[.G10]" office:value-type="float" office:value="4068199" calcext:value-type="float">
            <text:p>4,068,199</text:p>
          </table:table-cell>
          <table:table-cell table:style-name="ce108" table:formula="of:=[.J10]" office:value-type="float" office:value="3661400" calcext:value-type="float">
            <text:p>3,661,4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Aporte para Futuras Capitalizaciones</text:p>
          </table:table-cell>
          <table:table-cell table:style-name="ce57"/>
          <table:table-cell table:style-name="ce108" table:formula="of:=[.G11]" office:value-type="float" office:value="0" calcext:value-type="float">
            <text:p>0</text:p>
          </table:table-cell>
          <table:table-cell table:style-name="ce108" table:formula="of:=[.J11]" office:value-type="float" office:value="406799.86" calcext:value-type="float">
            <text:p>406,8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Reserva Legal</text:p>
          </table:table-cell>
          <table:table-cell table:style-name="ce57"/>
          <table:table-cell table:style-name="ce108" table:formula="of:=[.G13]" office:value-type="float" office:value="119574.17" calcext:value-type="float">
            <text:p>119,574</text:p>
          </table:table-cell>
          <table:table-cell table:style-name="ce108" table:formula="of:=[.J13]" office:value-type="float" office:value="104043.49" calcext:value-type="float">
            <text:p>104,04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8" office:value-type="string" calcext:value-type="string">
            <text:p>Sub Total</text:p>
          </table:table-cell>
          <table:table-cell table:style-name="ce57"/>
          <table:table-cell table:style-name="ce109" table:formula="of:=SUM([.D23:.D25])" office:value-type="float" office:value="4187773.17" calcext:value-type="float">
            <text:p>4,187,773</text:p>
          </table:table-cell>
          <table:table-cell table:style-name="ce109" table:formula="of:=SUM([.E23:.E25])" office:value-type="float" office:value="4172243.35" calcext:value-type="float">
            <text:p>4,172,24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8" office:value-type="string" calcext:value-type="string">
            <text:p>Déficit Acumulado</text:p>
          </table:table-cell>
          <table:table-cell table:style-name="ce57"/>
          <table:table-cell table:style-name="ce10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9" office:value-type="string" calcext:value-type="string">
            <text:p>Perdidas Acumuladas</text:p>
          </table:table-cell>
          <table:table-cell table:style-name="ce57"/>
          <table:table-cell table:style-name="ce108" table:formula="of:=[.G14]" office:value-type="float" office:value="-3833498.64" calcext:value-type="float">
            <text:p>-3,833,499</text:p>
          </table:table-cell>
          <table:table-cell table:style-name="ce108" table:formula="of:=[.J14]" office:value-type="float" office:value="-3922538.48" calcext:value-type="float">
            <text:p>-3,922,53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9" office:value-type="string" calcext:value-type="string">
            <text:p>Reserva para Aplicación de NIIF</text:p>
          </table:table-cell>
          <table:table-cell table:style-name="ce57"/>
          <table:table-cell table:style-name="ce108" table:formula="of:=[.G12]" office:value-type="float" office:value="-56932.01" calcext:value-type="float">
            <text:p>-56,932</text:p>
          </table:table-cell>
          <table:table-cell table:style-name="ce108" table:formula="of:=[.J12]" office:value-type="float" office:value="-56932.01" calcext:value-type="float">
            <text:p>-56,9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9" office:value-type="string" calcext:value-type="string">
            <text:p>Superavit por Revaluación P.P.E.</text:p>
          </table:table-cell>
          <table:table-cell table:style-name="ce57"/>
          <table:table-cell table:style-name="ce108" table:formula="of:=[.G15]" office:value-type="float" office:value="202047.26" calcext:value-type="float">
            <text:p>202,047</text:p>
          </table:table-cell>
          <table:table-cell table:style-name="ce108" table:formula="of:=[.J15]" office:value-type="float" office:value="202047.26" calcext:value-type="float">
            <text:p>202,04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8" office:value-type="string" calcext:value-type="string">
            <text:p>Sub Total</text:p>
          </table:table-cell>
          <table:table-cell table:style-name="ce57"/>
          <table:table-cell table:style-name="ce109" table:formula="of:=SUM([.D29:.D31])" office:value-type="float" office:value="-3688383.39" calcext:value-type="float">
            <text:p>-3,688,383</text:p>
          </table:table-cell>
          <table:table-cell table:style-name="ce109" table:formula="of:=SUM([.E29:.E31])" office:value-type="float" office:value="-3777423.23" calcext:value-type="float">
            <text:p>-3,777,42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89"/>
          <table:table-cell table:style-name="ce57"/>
          <table:table-cell table:style-name="ce10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Utilidades del Periodo</text:p>
          </table:table-cell>
          <table:table-cell table:style-name="ce57"/>
          <table:table-cell table:style-name="ce108" table:formula="of:=[.G16]" office:value-type="float" office:value="214692.86" calcext:value-type="float">
            <text:p>214,693</text:p>
          </table:table-cell>
          <table:table-cell table:style-name="ce108" table:formula="of:=[.J16]" office:value-type="float" office:value="229706.02" calcext:value-type="float">
            <text:p>229,70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[.D26]+[.D32]+[.D34]" office:value-type="float" office:value="714082.64" calcext:value-type="float">
            <text:p>714,083</text:p>
          </table:table-cell>
          <table:table-cell table:style-name="ce104" table:formula="of:=[.E26]+[.E32]+[.E34]" office:value-type="float" office:value="624526.14" calcext:value-type="float">
            <text:p>624,52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</number:number-style>
    <number:number-style style:name="N152">
      <number:text>-</number:text>
      <number:number number:decimal-places="0" loext:min-decimal-places="0" number:min-integer-digits="1" number:grouping="true"/>
      <style:map style:condition="value()&gt;=0" style:apply-style-name="N152P0"/>
    </number:number-style>
    <number:date-style style:name="N153">
      <number:day/>
      <number:text> de </number:text>
      <number:month number:textual="true"/>
      <number:text> de </number:text>
      <number:year/>
    </number:date-style>
    <number:date-style style:name="N154">
      <number:day number:style="long"/>
      <number:text>-</number:text>
      <number:month number:textual="true"/>
      <number:text>-</number:text>
      <number:year number:style="long"/>
    </number:date-style>
    <number:time-style style:name="N15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-</number:text>
      <number:number number:decimal-places="2" loext:min-decimal-places="2" number:min-integer-digits="1" number:grouping="true"/>
    </number:number-style>
    <number:number-style style:name="N157"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number-style style:name="N158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53:08.9749586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3:07:08.796452986</dc:date>
    <meta:editing-cycles>8</meta:editing-cycles>
    <meta:editing-duration>PT58M17S</meta:editing-duration>
    <meta:document-statistic meta:table-count="1" meta:cell-count="133" meta:object-count="0"/>
  </office:meta>
</office:document-meta>
</file>